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198in"/>
      <style:text-properties fo:color="#cccccc" style:font-name="Droid Sans Mono" fo:font-size="10.5pt" fo:font-weight="normal" fo:background-color="#1f1f1f"/>
    </style:style>
    <style:style style:name="P2" style:family="paragraph" style:parent-style-name="Standard">
      <style:paragraph-properties style:line-height-at-least="0.198in"/>
      <style:text-properties fo:color="#6a9955" style:font-name="Droid Sans Mono" fo:font-size="10.5pt" fo:font-weight="normal" fo:background-color="#1f1f1f"/>
    </style:style>
    <style:style style:name="P3" style:family="paragraph" style:parent-style-name="Standard">
      <style:paragraph-properties style:line-height-at-least="0.198in"/>
    </style:style>
    <style:style style:name="P4" style:family="paragraph" style:parent-style-name="Standard">
      <style:paragraph-properties style:line-height-at-least="0.198in"/>
      <style:text-properties fo:color="#6a9955" style:font-name="Droid Sans Mono" fo:font-size="10.5pt" fo:font-weight="normal" fo:background-color="#1f1f1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milk", "Eggs", "Cheese", "Yogurt", "Cream", "Butter", "Ice Cream",</text:p>
      <text:p text:style-name="P2"># "Potatoes", "Onions", "Tomatoes", "Lettuce", "Carrot", "Pepper", "Cucumbers", "Celery", "Broccoli", "Mushrooms", "Spinach", "Corn", "Cauliflower", "Garlic",</text:p>
      <text:p text:style-name="P2"># "Banana", "Berries", "Apple", "Grapes", "Melons", "Avocados", "Mandarins", "Oranges", "Peaches", "Pineapple", "Cherries", "Lemons", "Kiwis", "Mangoes",</text:p>
      <text:p text:style-name="P2"># "Baked Beans", "Black Beans", "Cookies", "Crackers", "Dried Fruits", "Gelatin", "Granola Bars", "Nuts", "Popcorn", "Potato Chips", "Pudding", "Raisins", "Pasta", "Peanut Butter",</text:p>
      <text:p text:style-name="P2"># "Chicken", "Lamb", "Bacon", "Ham", "Turkey", "Pork", "Sausage", </text:p>
      <text:p text:style-name="P2"># "Aluminum Foil", "Garbage Bags", "Napkins", "Paper Plates", "Plastics Bags", "Straws", "Dish Soap"</text:p>
      <text:p text:style-name="P3"/>
      <text:p text:style-name="P2"># env = GroceryStoreEnv(grocery_list=["milk", "Eggs", "Cheese", "Yogurt", "Cream", "Butter", "Ice Cream", "Potatoes", "Onions", "Tomatoes", "Lettuce", "Carrot", "Pepper", "Cucumbers", "Celery", "Broccoli", "Mushrooms", "Spinach", "Corn", "Cauliflower", "Garlic", "Banana", "Berries", "Apple", "Grapes", "Melons", "Avocados", "Mandarins", "Oranges", "Peaches", "Pineapple", "Cherries", "Lemons", "Kiwis", "Mangoes", "Baked Beans", "Black Beans", "Cookies", "Crackers", "Dried Fruits", "Gelatin", "Granola Bars", "Nuts", "Popcorn", "Potato Chips", "Pudding", "Raisins", "Pasta", "Peanut Butter", "Chicken", "Lamb", "Bacon", "Ham", "Turkey", "Pork", "Sausage", "Aluminum Foil", "Garbage Bags", "Napkins", "Paper Plates", "Plastics Bags", "Straws", "Dish Soap"])</text:p>
      <text:p text:style-name="P1"/>
      <text:p text:style-name="Standard"/>
      <text:p text:style-name="P2"># "milk", "Eggs", "Cheese", "Yogurt", "Cream", "Butter", "Ice Cream",</text:p>
      <text:p text:style-name="P2"># "Potatoes", "Onions", "Tomatoes", "Lettuce", "Carrot", "Pepper", "Cucumbers", "Celery", "Broccoli", "Mushrooms", "Spinach", "Corn", "Cauliflower", "Garlic",</text:p>
      <text:p text:style-name="P2"># "Banana", "Berries", "Apple", "Grapes", "Melons", "Avocados", "Mandarins", "Oranges", "Peaches", "Pineapple", "Cherries", "Lemons", "Kiwis", "Mangoes",</text:p>
      <text:p text:style-name="P2"># "Baked Beans", "Black Beans", "Cookies", "Crackers", "Dried Fruits", "Gelatin", "Granola Bars", "Nuts", "Popcorn", "Potato Chips", "Pudding", "Raisins", "Pasta", "Peanut Butter",</text:p>
      <text:p text:style-name="P2"># "Chicken", "Lamb", "Bacon", "Ham", "Turkey", "Pork", "Sausage", </text:p>
      <text:p text:style-name="P2"># "Aluminum Foil", "Garbage Bags", "Napkins", "Paper Plates", "Plastics Bags", "Straws", "Dish Soap"</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26T23:05:39.725563001</meta:creation-date>
    <meta:editing-duration>PT23S</meta:editing-duration>
    <meta:editing-cycles>2</meta:editing-cycles>
    <meta:generator>LibreOffice/6.4.7.2$Linux_X86_64 LibreOffice_project/40$Build-2</meta:generator>
    <dc:date>2024-11-26T23:06:01.694430061</dc:date>
    <meta:document-statistic meta:table-count="0" meta:image-count="0" meta:object-count="0" meta:page-count="1" meta:paragraph-count="13" meta:word-count="240" meta:character-count="2210" meta:non-whitespace-character-count="1981"/>
  </office:meta>
</office:document-meta>
</file>